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3" style:family="paragraph" style:parent-style-name="Text_20_body">
      <style:text-properties officeooo:rsid="0014fff5" officeooo:paragraph-rsid="0014fff5"/>
    </style:style>
    <style:style style:name="P4" style:family="paragraph" style:parent-style-name="Standard" style:list-style-name="L9">
      <style:paragraph-properties fo:margin-top="0in" fo:margin-bottom="0in" loext:contextual-spacing="false" fo:line-height="138%" style:writing-mode="lr-tb"/>
      <style:text-properties officeooo:paragraph-rsid="00122227"/>
    </style:style>
    <style:style style:name="P5" style:family="paragraph" style:parent-style-name="Text_20_body" style:list-style-name="L3">
      <style:text-properties officeooo:paragraph-rsid="000d924e"/>
    </style:style>
    <style:style style:name="P6" style:family="paragraph" style:parent-style-name="Text_20_body" style:list-style-name="L4">
      <style:text-properties officeooo:paragraph-rsid="0015fe5c"/>
    </style:style>
    <style:style style:name="P7" style:family="paragraph" style:parent-style-name="Text_20_body" style:list-style-name="L5">
      <style:text-properties officeooo:paragraph-rsid="000d924e"/>
    </style:style>
    <style:style style:name="P8" style:family="paragraph" style:parent-style-name="Text_20_body" style:list-style-name="L6">
      <style:text-properties officeooo:paragraph-rsid="000d924e"/>
    </style:style>
    <style:style style:name="P9" style:family="paragraph" style:parent-style-name="Text_20_body" style:list-style-name="L10">
      <style:text-properties officeooo:paragraph-rsid="0015fe5c"/>
    </style:style>
    <style:style style:name="P10" style:family="paragraph" style:parent-style-name="Text_20_body" style:list-style-name="L11"/>
    <style:style style:name="P11" style:family="paragraph" style:parent-style-name="Text_20_body" style:list-style-name="L12"/>
    <style:style style:name="P12" style:family="paragraph" style:parent-style-name="Text_20_body" style:list-style-name="L13">
      <style:text-properties officeooo:paragraph-rsid="0015fe5c"/>
    </style:style>
    <style:style style:name="P13" style:family="paragraph" style:parent-style-name="Text_20_body" style:list-style-name="L14">
      <style:text-properties officeooo:paragraph-rsid="0017076e"/>
    </style:style>
    <style:style style:name="P14" style:family="paragraph" style:parent-style-name="Text_20_body" style:list-style-name="L15">
      <style:text-properties officeooo:paragraph-rsid="0017076e"/>
    </style:style>
    <style:style style:name="P15" style:family="paragraph" style:parent-style-name="Text_20_body" style:list-style-name="L16"/>
    <style:style style:name="P16" style:family="paragraph" style:parent-style-name="Text_20_body" style:list-style-name="L17">
      <style:text-properties officeooo:rsid="001a6c53" officeooo:paragraph-rsid="001a6c53"/>
    </style:style>
    <style:style style:name="P17" style:family="paragraph" style:parent-style-name="Text_20_body" style:list-style-name="L1">
      <style:paragraph-properties fo:margin-top="0in" fo:margin-bottom="0in" loext:contextual-spacing="false" fo:line-height="138%" style:writing-mode="lr-tb"/>
    </style:style>
    <style:style style:name="P18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officeooo:paragraph-rsid="001a6c53"/>
    </style:style>
    <style:style style:name="P19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officeooo:paragraph-rsid="001b1ac8"/>
    </style:style>
    <style:style style:name="P20" style:family="paragraph" style:parent-style-name="Text_20_body" style:list-style-name="L7">
      <style:paragraph-properties fo:margin-top="0in" fo:margin-bottom="0in" loext:contextual-spacing="false" fo:line-height="138%" style:writing-mode="lr-tb"/>
    </style:style>
    <style:style style:name="P21" style:family="paragraph" style:parent-style-name="Text_20_body" style:list-style-name="L8">
      <style:paragraph-properties fo:margin-top="0in" fo:margin-bottom="0in" loext:contextual-spacing="false" fo:line-height="138%" style:writing-mode="lr-tb"/>
    </style:style>
    <style:style style:name="P22" style:family="paragraph" style:parent-style-name="Text_20_body" style:list-style-name="L2">
      <style:paragraph-properties fo:margin-top="0in" fo:margin-bottom="0in" loext:contextual-spacing="false" fo:line-height="138%" style:writing-mode="lr-tb"/>
      <style:text-properties fo:font-weight="normal"/>
    </style:style>
    <style:style style:name="P23" style:family="paragraph" style:parent-style-name="Text_20_body" style:list-style-name="L2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2f51" officeooo:paragraph-rsid="000ca6e4" style:text-blinking="false" fo:background-color="transparent"/>
    </style:style>
    <style:style style:name="P24" style:family="paragraph" style:parent-style-name="Text_20_body" style:list-style-name="L18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18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30aa" officeooo:paragraph-rsid="003130aa" style:text-blinking="false" fo:background-color="transparent"/>
    </style:style>
    <style:style style:name="P26" style:family="paragraph" style:parent-style-name="Heading_20_3">
      <style:text-properties officeooo:rsid="000ca6e4" officeooo:paragraph-rsid="000ca6e4"/>
    </style:style>
    <style:style style:name="P27" style:family="paragraph" style:parent-style-name="Heading_20_3">
      <style:text-properties officeooo:rsid="001a6c53" officeooo:paragraph-rsid="001a6c53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b2f51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df0a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1f8f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2227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fff5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423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6c53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0f088" style:text-blinking="false" fo:background-color="transparent" loext:char-shading-value="0" style:font-weight-asian="bold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a6c53" style:text-blinking="false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907d7" style:text-blinking="false" fo:background-color="transparent" loext:char-shading-value="0" style:font-weight-asian="bold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9ab0d" style:text-blinking="false" fo:background-color="transparent" loext:char-shading-value="0" style:font-weight-asian="bold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22227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273845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1a6c53" style:text-blinking="false" fo:background-color="transparent" loext:char-shading-value="0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1b1ac8" style:text-blinking="false" fo:background-color="transparent" loext:char-shading-value="0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bold" officeooo:rsid="001b1ac8" style:text-blinking="false" fo:background-color="transparent" loext:char-shading-value="0" style:font-weight-asian="bold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bold" officeooo:rsid="001a6c53" style:text-blinking="false" fo:background-color="transparent" loext:char-shading-value="0" style:font-weight-asian="bold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5fe5c" style:font-weight-asian="bold" style:font-weight-complex="bold"/>
    </style:style>
    <style:style style:name="T25" style:family="text">
      <style:text-properties fo:font-weight="bold" officeooo:rsid="0017076e" style:font-weight-asian="bold" style:font-weight-complex="bold"/>
    </style:style>
    <style:style style:name="T26" style:family="text">
      <style:text-properties fo:font-weight="bold" officeooo:rsid="002907d7" style:font-weight-asian="bold" style:font-weight-complex="bold"/>
    </style:style>
    <style:style style:name="T27" style:family="text">
      <style:text-properties fo:font-weight="bold" officeooo:rsid="002b9904" style:font-weight-asian="bold" style:font-weight-complex="bold"/>
    </style:style>
    <style:style style:name="T28" style:family="text">
      <style:text-properties fo:font-weight="bold" officeooo:rsid="002c453a" style:font-weight-asian="bold" style:font-weight-complex="bold"/>
    </style:style>
    <style:style style:name="T29" style:family="text">
      <style:text-properties fo:font-weight="bold" officeooo:rsid="002d32e5" style:font-weight-asian="bold" style:font-weight-complex="bold"/>
    </style:style>
    <style:style style:name="T30" style:family="text">
      <style:text-properties fo:font-weight="bold" officeooo:rsid="002f87f6" style:font-weight-asian="bold" style:font-weight-complex="bold"/>
    </style:style>
    <style:style style:name="T31" style:family="text">
      <style:text-properties fo:font-weight="bold" officeooo:rsid="0037a10b" style:font-weight-asian="bold" style:font-weight-complex="bold"/>
    </style:style>
    <style:style style:name="T32" style:family="text">
      <style:text-properties officeooo:rsid="000d924e"/>
    </style:style>
    <style:style style:name="T33" style:family="text">
      <style:text-properties officeooo:rsid="00122227"/>
    </style:style>
    <style:style style:name="T34" style:family="text">
      <style:text-properties fo:font-weight="normal" officeooo:rsid="0014fff5" style:font-weight-asian="normal" style:font-weight-complex="normal"/>
    </style:style>
    <style:style style:name="T35" style:family="text">
      <style:text-properties fo:font-weight="normal" officeooo:rsid="0015e7c4" style:font-weight-asian="normal" style:font-weight-complex="normal"/>
    </style:style>
    <style:style style:name="T36" style:family="text">
      <style:text-properties fo:font-weight="normal" officeooo:rsid="0015fe5c" style:font-weight-asian="normal" style:font-weight-complex="normal"/>
    </style:style>
    <style:style style:name="T37" style:family="text">
      <style:text-properties fo:font-weight="normal" officeooo:rsid="0017076e" style:font-weight-asian="normal" style:font-weight-complex="normal"/>
    </style:style>
    <style:style style:name="T38" style:family="text">
      <style:text-properties fo:font-weight="normal" officeooo:rsid="0020fdc1" style:font-weight-asian="normal" style:font-weight-complex="normal"/>
    </style:style>
    <style:style style:name="T39" style:family="text">
      <style:text-properties fo:font-weight="normal" officeooo:rsid="002107b2" style:font-weight-asian="normal" style:font-weight-complex="normal"/>
    </style:style>
    <style:style style:name="T40" style:family="text">
      <style:text-properties fo:font-weight="normal" officeooo:rsid="002286ff" style:font-weight-asian="normal" style:font-weight-complex="normal"/>
    </style:style>
    <style:style style:name="T41" style:family="text">
      <style:text-properties fo:font-weight="normal" officeooo:rsid="0023e44f" style:font-weight-asian="normal" style:font-weight-complex="normal"/>
    </style:style>
    <style:style style:name="T42" style:family="text">
      <style:text-properties fo:font-weight="normal" officeooo:rsid="003c5a57" style:font-weight-asian="normal" style:font-weight-complex="normal"/>
    </style:style>
    <style:style style:name="T43" style:family="text">
      <style:text-properties fo:font-weight="normal" officeooo:rsid="003d741c" style:font-weight-asian="normal" style:font-weight-complex="normal"/>
    </style:style>
    <style:style style:name="T44" style:family="text">
      <style:text-properties fo:font-weight="normal" officeooo:rsid="003fb060" style:font-weight-asian="normal" style:font-weight-complex="normal"/>
    </style:style>
    <style:style style:name="T45" style:family="text">
      <style:text-properties officeooo:rsid="00182d12"/>
    </style:style>
    <style:style style:name="T46" style:family="text">
      <style:text-properties officeooo:rsid="00185fdf"/>
    </style:style>
    <style:style style:name="T47" style:family="text">
      <style:text-properties officeooo:rsid="001df0ad"/>
    </style:style>
    <style:style style:name="T48" style:family="text">
      <style:text-properties officeooo:rsid="00200328"/>
    </style:style>
    <style:style style:name="T49" style:family="text">
      <style:text-properties officeooo:rsid="002a27f6"/>
    </style:style>
    <style:style style:name="T50" style:family="text">
      <style:text-properties officeooo:rsid="002e565f"/>
    </style:style>
    <style:style style:name="T51" style:family="text">
      <style:text-properties officeooo:rsid="0030557e"/>
    </style:style>
    <style:style style:name="T52" style:family="text">
      <style:text-properties officeooo:rsid="00339e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bookmark text:name="docs-internal-guid-f67facc9-7fff-a001-6f11-0e155715ec7b"/>ALAA A. ZAKARIA</text:p>
      <text:h text:style-name="P1" text:outline-level="1">C/ Linux /Full Stack</text:h>
      <text:h text:style-name="Heading_20_3" text:outline-level="3">PERSONAL INFORMATION</text:h>
      <text:list xml:id="list1674969621" text:style-name="L1">
        <text:list-item>
          <text:p text:style-name="P17"><text:span text:style-name="T10">Full Name: <text:tab/><text:tab/><text:tab/></text:span><text:span text:style-name="T4">Alaa Ahmed Mamdouh Zakaria Ahmed.</text:span></text:p>
        </text:list-item>
        <text:list-item>
          <text:p text:style-name="P17"><text:span text:style-name="T10">Current Job: <text:tab/><text:tab/><text:tab/></text:span><text:span text:style-name="T4">Fullstack freelancer and planning engineer at ESIIC</text:span></text:p>
        </text:list-item>
        <text:list-item>
          <text:p text:style-name="P17"><text:span text:style-name="T10">University Degree: <text:tab/><text:tab/></text:span><text:span text:style-name="T4">Bachelor Of Science In Engineering June 2007 Helwan University <text:tab/><text:tab/><text:tab/><text:tab/>(Egypt), Faculty Of Engineering, Mechanical Production <text:tab/><text:tab/><text:tab/><text:tab/><text:tab/><text:tab/>Engineering.</text:span></text:p>
        </text:list-item>
        <text:list-item>
          <text:p text:style-name="P17"><text:span text:style-name="T10">Birth Date:<text:tab/><text:tab/><text:tab/></text:span><text:span text:style-name="T4">October 29th 1982</text:span></text:p>
        </text:list-item>
        <text:list-item>
          <text:p text:style-name="P17"><text:span text:style-name="T10">Nationality:<text:tab/><text:tab/><text:tab/></text:span><text:span text:style-name="T4">Egyptian</text:span></text:p>
        </text:list-item>
        <text:list-item>
          <text:p text:style-name="P17"><text:span text:style-name="T10">Marital Status:<text:tab/><text:tab/></text:span><text:span text:style-name="T4">Single</text:span></text:p>
        </text:list-item>
        <text:list-item>
          <text:p text:style-name="P17"><text:span text:style-name="T10">Military Service:<text:tab/><text:tab/></text:span><text:span text:style-name="T4">Fulfilled</text:span></text:p>
        </text:list-item>
        <text:list-item>
          <text:p text:style-name="P17"><text:span text:style-name="T10">Cellular Phone:<text:tab/><text:tab/></text:span><text:span text:style-name="T4">+201</text:span><text:span text:style-name="T5">550102000</text:span></text:p>
        </text:list-item>
        <text:list-item>
          <text:p text:style-name="P17"><text:span text:style-name="T10">Email:<text:tab/><text:tab/><text:tab/><text:tab/></text:span><text:a xlink:type="simple" xlink:href="mailto:alaa2amz@gmail.com" text:style-name="Internet_20_link" text:visited-style-name="Visited_20_Internet_20_Link"><text:span text:style-name="T4">alaa2amz@gmail.com</text:span></text:a></text:p>
        </text:list-item>
        <text:list-item>
          <text:p text:style-name="P18"><text:span text:style-name="T12">Stack overflow:<text:tab/><text:tab/></text:span><text:a xlink:type="simple" xlink:href="https://stackoverflow.com/users/4275677/alaa-ahmad-m-zakaria" text:style-name="Internet_20_link" text:visited-style-name="Visited_20_Internet_20_Link">https://stackoverflow.com/users/4275677/alaa-ahmad-m-zakaria</text:a><text:span text:style-name="T12"><text:line-break/><text:tab/><text:tab/><text:tab/><text:tab/></text:span><text:span text:style-name="T9">( 97 </text:span><text:span text:style-name="T18">REPUTATION POINTS )</text:span></text:p>
        </text:list-item>
        <text:list-item>
          <text:p text:style-name="P19"><text:span text:style-name="T20">U</text:span><text:span text:style-name="T21">nix </text:span><text:span text:style-name="T20">S</text:span><text:span text:style-name="T21">tackexchange:<text:tab/></text:span><text:a xlink:type="simple" xlink:href="https://unix.stackexchange.com/users/317867/alaa-ahmad-m-" text:style-name="Internet_20_link" text:visited-style-name="Visited_20_Internet_20_Link">https://unix.stackexchange.com/users/317867/alaa-ahmad-m-</text:a><text:a xlink:type="simple" xlink:href="https://unix.stackexchange.com/users/317867/alaa-ahmad-m-zakaria" text:style-name="Internet_20_link" text:visited-style-name="Visited_20_Internet_20_Link">zakaria</text:a><text:span text:style-name="T21"> <text:tab/><text:tab/><text:tab/><text:tab/><text:tab/></text:span><text:span text:style-name="T18">( </text:span><text:span text:style-name="T19">141</text:span><text:span text:style-name="T18"> REPUTATION POINTS )</text:span></text:p>
        </text:list-item>
        <text:list-item>
          <text:p text:style-name="P17"><text:span text:style-name="T10">Address:</text:span><text:span text:style-name="T4"> <text:tab/><text:tab/><text:tab/>6th October city Giza Cairo</text:span></text:p>
        </text:list-item>
      </text:list>
      <text:h text:style-name="Heading_20_3" text:outline-level="3">EXPERIENCE</text:h>
      <text:list xml:id="list1890429983" text:style-name="L2">
        <text:list-item>
          <text:p text:style-name="P22"><text:span text:style-name="T1">c/c++</text:span><text:span text:style-name="T22"> <text:tab/><text:tab/><text:tab/></text:span><text:span text:style-name="T1">2006-2007</text:span><text:span text:style-name="T22"> <text:tab/><text:tab/></text:span><text:span text:style-name="T1">self study</text:span></text:p>
        </text:list-item>
        <text:list-item>
          <text:p text:style-name="P22"><text:span text:style-name="T1">php/js/mysql</text:span><text:span text:style-name="T22"> <text:tab/><text:tab/></text:span><text:span text:style-name="T1">2008-2012 <text:tab/><text:tab/>freelancing</text:span></text:p>
        </text:list-item>
        <text:list-item>
          <text:p text:style-name="P22"><text:span text:style-name="T1">ios developer</text:span><text:span text:style-name="T22"> <text:tab/><text:tab/></text:span><text:span text:style-name="T1">2014-2015 <text:tab/><text:tab/>@NTG Clarity C. et. al.</text:span></text:p>
        </text:list-item>
        <text:list-item>
          <text:p text:style-name="P22"><text:span text:style-name="T1">fullstack/</text:span><text:span text:style-name="T2">php</text:span><text:span text:style-name="T1"><text:tab/><text:tab/>2015-2016 <text:tab/><text:tab/>freelancing</text:span></text:p>
        </text:list-item>
        <text:list-item>
          <text:p text:style-name="P22"><text:span text:style-name="T1">ios/</text:span><text:span text:style-name="T2">mac</text:span><text:span text:style-name="T1"> <text:tab/><text:tab/>2016-2017 <text:tab/><text:tab/>@spell company</text:span></text:p>
        </text:list-item>
        <text:list-item>
          <text:p text:style-name="P22"><text:span text:style-name="T1">Python<text:tab/><text:tab/><text:tab/> 2017-</text:span><text:span text:style-name="T2">201</text:span><text:span text:style-name="T3">9</text:span><text:span text:style-name="T1"> <text:tab/><text:tab/>freelancing</text:span></text:p>
        </text:list-item>
        <text:list-item>
          <text:p text:style-name="P23">C/Linux<text:tab/><text:tab/>201<text:span text:style-name="T47">8</text:span>-present<text:tab/><text:tab/>self study</text:p>
        </text:list-item>
      </text:list>
      <text:h text:style-name="P26" text:outline-level="3">PROJECTS SELECTIONS</text:h>
      <text:list xml:id="list1818757200" text:style-name="L3">
        <text:list-item>
          <text:p text:style-name="P5"><text:span text:style-name="T26">N</text:span><text:span text:style-name="T23">oncer:</text:span> an app and algorithm for computer aided study similar to anki (c and shell scripting) <text:span text:style-name="T32">but eliminating the annoying dependency on time based scheduling and easing the operation of noting facts. (currently working in)</text:span></text:p>
        </text:list-item>
      </text:list>
      <text:list xml:id="list3715104268" text:style-name="L4">
        <text:list-item>
          <text:p text:style-name="P6"><text:span text:style-name="T26">K</text:span><text:span text:style-name="T23">anji</text:span><text:span text:style-name="T26">S</text:span><text:span text:style-name="T23">mith:</text:span> app to seek <text:span text:style-name="T48">Japanese</text:span> complicated <text:span text:style-name="T48">characters</text:span> by <text:span text:style-name="T48">describing</text:span> it <text:span text:style-name="T48">verbally</text:span> rather than partly or radically (python and shell script)<text:line-break/><text:span text:style-name="T33">###</text:span> <text:s text:c="2"/><text:a xlink:type="simple" xlink:href="https://github.com/alaa2amz/qgj" text:style-name="Internet_20_link" text:visited-style-name="Visited_20_Internet_20_Link"><text:span text:style-name="T15">https://github.com/alaa2amz/</text:span></text:a><text:a xlink:type="simple" xlink:href="https://github.com/alaa2amz/qgj" text:style-name="Internet_20_link" text:visited-style-name="Visited_20_Internet_20_Link"><text:span text:style-name="T16">qg</text:span></text:a><text:span text:style-name="T17">j</text:span><text:span text:style-name="T16"> </text:span><text:span text:style-name="T6"><text:s/></text:span></text:p>
        </text:list-item>
      </text:list>
      <text:list xml:id="list984403302" text:style-name="L5">
        <text:list-item>
          <text:p text:style-name="P7"><text:soft-page-break/><text:span text:style-name="T26">S</text:span><text:span text:style-name="T23">iic </text:span><text:span text:style-name="T26">F</text:span><text:span text:style-name="T23">olow-</text:span><text:span text:style-name="T26">U</text:span><text:span text:style-name="T23">p:</text:span> company planning department aiding follow up local web application (python django) <text:span text:style-name="T33">###</text:span> <text:a xlink:type="simple" xlink:href="https://github.com/alaa2amz/siic_followup" text:style-name="Internet_20_link" text:visited-style-name="Visited_20_Internet_20_Link">https://github.com/alaa2amz/siic_followup</text:a><text:span text:style-name="T4"> </text:span></text:p>
        </text:list-item>
      </text:list>
      <text:list xml:id="list670331047" text:style-name="L6">
        <text:list-item>
          <text:p text:style-name="P8"><text:span text:style-name="T26">E</text:span><text:span text:style-name="T23">lsewidy </text:span><text:span text:style-name="T26">C</text:span><text:span text:style-name="T23">ables:</text:span> an app for to <text:span text:style-name="T48">cataloging</text:span> el seweidy cables (ios swift)</text:p>
        </text:list-item>
      </text:list>
      <text:list xml:id="list3542717831" text:style-name="L7">
        <text:list-item>
          <text:p text:style-name="P20"><text:span text:style-name="T13">A</text:span><text:span text:style-name="T10">laa </text:span><text:span text:style-name="T13">K</text:span><text:span text:style-name="T10">anji: </text:span><text:span text:style-name="T4">an ios and mac japanese character dictionary (ios/mac obj-c)<text:line-break/></text:span><text:span text:style-name="T6">### </text:span><text:a xlink:type="simple" xlink:href="https://www.macupdate.com/app/mac/53586/alaa-kanji" text:style-name="Internet_20_link" text:visited-style-name="Visited_20_Internet_20_Link">https://www.macupdate.com/app/mac/53586/alaa-kanji</text:a><text:span text:style-name="T6"> </text:span></text:p>
        </text:list-item>
      </text:list>
      <text:list xml:id="list862521883" text:style-name="L8">
        <text:list-item>
          <text:p text:style-name="P21"><text:span text:style-name="T11">Arab</text:span><text:span text:style-name="T13">K</text:span><text:span text:style-name="T10">anji </text:span><text:span text:style-name="T13">E</text:span><text:span text:style-name="T10">ncyclopedia:</text:span><text:span text:style-name="T4"> arabic site php for japanese characters lookup and dynamic quizes <text:line-break/></text:span><text:span text:style-name="T7">### </text:span><text:a xlink:type="simple" xlink:href="http://mzakaria.com/alaa/kanji/" text:style-name="Internet_20_link" text:visited-style-name="Visited_20_Internet_20_Link">http://mzakaria.com/alaa/kanji/</text:a></text:p>
        </text:list-item>
      </text:list>
      <text:list xml:id="list497369469" text:style-name="L9">
        <text:list-item>
          <text:p text:style-name="P4"><text:span text:style-name="T14">K</text:span><text:span text:style-name="T10">d 2 </text:span><text:span text:style-name="T14">S</text:span><text:span text:style-name="T10">qlite:</text:span><text:span text:style-name="T4"> python script to convert large kanji dictionary from xml to sqlite database <text:line-break/></text:span><text:span text:style-name="T8">### </text:span><text:a xlink:type="simple" xlink:href="https://github.com/alaa2amz/kd2sqlite" text:style-name="Internet_20_link" text:visited-style-name="Visited_20_Internet_20_Link">https://github.com/alaa2amz/kd2sqlite</text:a><text:span text:style-name="T4"> </text:span></text:p>
        </text:list-item>
      </text:list>
      <text:p text:style-name="P2"/>
      <text:h text:style-name="Heading_20_3" text:outline-level="3">MINI-TOOLS:</text:h>
      <text:p text:style-name="P3">Those are some of my daily working tools that I have created for fun or for make my life less stressful or solving some problems.</text:p>
      <text:list xml:id="list3096086532" text:style-name="L10">
        <text:list-item>
          <text:p text:style-name="P9"><text:span text:style-name="Strong_20_Emphasis"><text:span text:style-name="T49">G</text:span></text:span><text:span text:style-name="Strong_20_Emphasis">it_</text:span><text:span text:style-name="Strong_20_Emphasis"><text:span text:style-name="T49">A</text:span></text:span><text:span text:style-name="Strong_20_Emphasis">dd_</text:span><text:span text:style-name="Strong_20_Emphasis"><text:span text:style-name="T49">C</text:span></text:span><text:span text:style-name="Strong_20_Emphasis">ommit_</text:span><text:span text:style-name="Strong_20_Emphasis"><text:span text:style-name="T49">P</text:span></text:span><text:span text:style-name="Strong_20_Emphasis">ush: </text:span><text:span text:style-name="Strong_20_Emphasis"><text:span text:style-name="T34">when you work in so many a machines so getting your currently working sources synced is a pain. so this script for automating of copy your file(s) to a default git reposit</text:span></text:span><text:span text:style-name="Strong_20_Emphasis"><text:span text:style-name="T38">ory,</text:span></text:span><text:span text:style-name="Strong_20_Emphasis"><text:span text:style-name="T34"> add them, commit them push them to github automatically, and on goes the cycle…. <text:s/><text:line-break/></text:span></text:span><text:span text:style-name="Strong_20_Emphasis"><text:span text:style-name="T35">### </text:span></text:span><text:a xlink:type="simple" xlink:href="https://github.com/alaa2amz/slash/blob/master/work-my-black-nec/git_add_commit_push.sh" text:style-name="Internet_20_link" text:visited-style-name="Visited_20_Internet_20_Link"><text:span text:style-name="Strong_20_Emphasis"><text:span text:style-name="T35">https://github.com/alaa2amz/slash/blob/master/work-my-black-nec/git_add_commit_push.sh</text:span></text:span></text:a></text:p>
        </text:list-item>
      </text:list>
      <text:list xml:id="list2187114607" text:style-name="L11">
        <text:list-item>
          <text:p text:style-name="P10"><text:span text:style-name="Strong_20_Emphasis"><text:span text:style-name="T49">S</text:span></text:span><text:span text:style-name="Strong_20_Emphasis">chema-</text:span><text:span text:style-name="Strong_20_Emphasis"><text:span text:style-name="T49">S</text:span></text:span><text:span text:style-name="Strong_20_Emphasis">qliter: </text:span><text:span text:style-name="Strong_20_Emphasis"><text:span text:style-name="T35">when you design a data base from scratch changing foreign keys or adding them and </text:span></text:span><text:span text:style-name="Strong_20_Emphasis"><text:span text:style-name="T39">re</text:span></text:span><text:span text:style-name="Strong_20_Emphasis"><text:span text:style-name="T35">naming is annoying. This scrip</text:span></text:span><text:span text:style-name="Strong_20_Emphasis"><text:span text:style-name="T42">t</text:span></text:span><text:span text:style-name="Strong_20_Emphasis"><text:span text:style-name="T35"> is for abstracting my thinking from sql language. I only mention table names and its fields in a text file and the this script generate the schema automatically </text:span></text:span><text:span text:style-name="Strong_20_Emphasis"><text:span text:style-name="T39">with all foreign keys created</text:span></text:span><text:span text:style-name="Strong_20_Emphasis"><text:span text:style-name="T35"> <text:line-break/>### </text:span></text:span><text:a xlink:type="simple" xlink:href="https://github.com/alaa2amz/qgj/blob/master/schema-sqliter.py" text:style-name="Internet_20_link" text:visited-style-name="Visited_20_Internet_20_Link"><text:span text:style-name="Strong_20_Emphasis"><text:span text:style-name="T35">https://github.com/alaa2amz/qgj/blob/master/schema-sqliter.py</text:span></text:span></text:a></text:p>
        </text:list-item>
      </text:list>
      <text:list xml:id="list2262668370" text:style-name="L12">
        <text:list-item>
          <text:p text:style-name="P11"><text:span text:style-name="Strong_20_Emphasis"><text:span text:style-name="T50">S</text:span></text:span><text:span text:style-name="Strong_20_Emphasis">qlite</text:span><text:span text:style-name="Strong_20_Emphasis"><text:span text:style-name="T50">S</text:span></text:span><text:span text:style-name="Strong_20_Emphasis">ample</text:span><text:span text:style-name="Strong_20_Emphasis"><text:span text:style-name="T35">: </text:span></text:span><text:span text:style-name="Strong_20_Emphasis"><text:span text:style-name="T36">in parsing xml file to sqlite db it </text:span></text:span><text:span text:style-name="Strong_20_Emphasis"><text:span text:style-name="T40">i</text:span></text:span><text:span text:style-name="Strong_20_Emphasis"><text:span text:style-name="T36">s pain to select every table to debug and make sure that the parsing script is correct specially in case of many table</text:span></text:span><text:span text:style-name="Strong_20_Emphasis"><text:span text:style-name="T40">s.</text:span></text:span><text:span text:style-name="Strong_20_Emphasis"><text:span text:style-name="T36"> hence comes this script to automatically select all fields and print first 5 records </text:span></text:span><text:span text:style-name="Strong_20_Emphasis"><text:span text:style-name="T37">to stdout</text:span></text:span><text:span text:style-name="Strong_20_Emphasis"><text:span text:style-name="T36"> u</text:span></text:span><text:span text:style-name="Strong_20_Emphasis"><text:span text:style-name="T37">n</text:span></text:span><text:span text:style-name="Strong_20_Emphasis"><text:span text:style-name="T36">less told the number of records as an argument from the argumentally given dbfile name. <text:line-break/>### </text:span></text:span><text:a xlink:type="simple" xlink:href="https://github.com/alaa2amz/qgj/blob/master/sqlitesample.sh" text:style-name="Internet_20_link" text:visited-style-name="Visited_20_Internet_20_Link"><text:span text:style-name="Strong_20_Emphasis"><text:span text:style-name="T36">https://github.com/alaa2amz/qgj/blob/master/sqlitesample.sh</text:span></text:span></text:a></text:p>
        </text:list-item>
      </text:list>
      <text:list xml:id="list2293980311" text:style-name="L13">
        <text:list-item>
          <text:p text:style-name="P12"><text:span text:style-name="Strong_20_Emphasis"><text:span text:style-name="T27">O</text:span></text:span><text:span text:style-name="Strong_20_Emphasis"><text:span text:style-name="T24">ff-</text:span></text:span><text:span text:style-name="Strong_20_Emphasis"><text:span text:style-name="T27">A</text:span></text:span><text:span text:style-name="Strong_20_Emphasis"><text:span text:style-name="T24">pt: </text:span></text:span><text:span text:style-name="Strong_20_Emphasis"><text:span text:style-name="T36">a script using awk to download ubuntu softwere with all dependencies included to install it in off internet machine when I was working in unconnected to internet computer</text:span></text:span></text:p>
        </text:list-item>
      </text:list>
      <text:list xml:id="list101007434" text:style-name="L14">
        <text:list-item>
          <text:p text:style-name="P13"><text:span text:style-name="Strong_20_Emphasis"><text:span text:style-name="T28">F</text:span></text:span><text:span text:style-name="Strong_20_Emphasis"><text:span text:style-name="T25">ortee:</text:span></text:span><text:span text:style-name="Strong_20_Emphasis"><text:span text:style-name="T37"> the most tr</text:span></text:span><text:span text:style-name="Strong_20_Emphasis"><text:span text:style-name="T43">i</text:span></text:span><text:span text:style-name="Strong_20_Emphasis"><text:span text:style-name="T37">vi</text:span></text:span><text:span text:style-name="Strong_20_Emphasis"><text:span text:style-name="T43">al</text:span></text:span><text:span text:style-name="Strong_20_Emphasis"><text:span text:style-name="T37"> of and fun of all. The famous linux/unix fortune app prints proverbs and aphorisms randomly to stdout and you lose them if </text:span></text:span><text:span text:style-name="Strong_20_Emphasis"><text:span text:style-name="T40">you </text:span></text:span><text:span text:style-name="Strong_20_Emphasis"><text:span text:style-name="T37">close the session this script is to print them to stdout as well as redirect a copy to a file named with date containing this fortune proverb using tee command<text:line-break/>### </text:span></text:span><text:a xlink:type="simple" xlink:href="https://github.com/alaa2amz/slash/blob/master/work-my-black-nec/fortee.sh" text:style-name="Internet_20_link" text:visited-style-name="Visited_20_Internet_20_Link"><text:span text:style-name="Strong_20_Emphasis"><text:span text:style-name="T37">https://github.com/alaa2amz/slash/blob/master/work-my-black-nec/fortee.sh</text:span></text:span></text:a></text:p>
        </text:list-item>
      </text:list>
      <text:list xml:id="list3915105054" text:style-name="L15">
        <text:list-item>
          <text:p text:style-name="P14"><text:span text:style-name="Strong_20_Emphasis"><text:span text:style-name="T29">O</text:span></text:span><text:span text:style-name="Strong_20_Emphasis"><text:span text:style-name="T25">rganizator:</text:span></text:span><text:span text:style-name="Strong_20_Emphasis"><text:span text:style-name="T37"> after a weeks or more of net surfing, home download directory is </text:span></text:span><text:span text:style-name="Strong_20_Emphasis"><text:span text:style-name="T40">chaos</text:span></text:span><text:span text:style-name="Strong_20_Emphasis"><text:span text:style-name="T37"> indeed and with no time to organize and rename and move precious file</text:span></text:span><text:span text:style-name="Strong_20_Emphasis"><text:span text:style-name="T40">s</text:span></text:span><text:span text:style-name="Strong_20_Emphasis"><text:span text:style-name="T37"> it gets </text:span></text:span><text:span text:style-name="Strong_20_Emphasis"><text:span text:style-name="T40">accumulated</text:span></text:span><text:span text:style-name="Strong_20_Emphasis"><text:span text:style-name="T37"> and the problem is </text:span></text:span><text:span text:style-name="Strong_20_Emphasis"><text:span text:style-name="T40">worsen</text:span></text:span><text:span text:style-name="Strong_20_Emphasis"><text:span text:style-name="T37"> and </text:span></text:span><text:span text:style-name="Strong_20_Emphasis"><text:span text:style-name="T40">you </text:span></text:span><text:span text:style-name="Strong_20_Emphasis"><text:span text:style-name="T37">end up </text:span></text:span><text:span text:style-name="Strong_20_Emphasis"><text:span text:style-name="T40">re downloading</text:span></text:span><text:span text:style-name="Strong_20_Emphasis"><text:span text:style-name="T37"> your needed file</text:span></text:span><text:span text:style-name="Strong_20_Emphasis"><text:span text:style-name="T40">s</text:span></text:span><text:span text:style-name="Strong_20_Emphasis"><text:span text:style-name="T37"> rather than dig</text:span></text:span><text:span text:style-name="Strong_20_Emphasis"><text:span text:style-name="T40">ging</text:span></text:span><text:span text:style-name="Strong_20_Emphasis"><text:span text:style-name="T37"> up </text:span></text:span><text:soft-page-break/><text:span text:style-name="Strong_20_Emphasis"><text:span text:style-name="T41">your hard </text:span></text:span><text:span text:style-name="Strong_20_Emphasis"><text:span text:style-name="T37">for them. For this I am </text:span></text:span><text:span text:style-name="Strong_20_Emphasis"><text:span text:style-name="T44">currently</text:span></text:span><text:span text:style-name="Strong_20_Emphasis"><text:span text:style-name="T37"> working in script </text:span></text:span><text:span text:style-name="Strong_20_Emphasis"><text:span text:style-name="T41">to </text:span></text:span><text:span text:style-name="Strong_20_Emphasis"><text:span text:style-name="T37">automatically organize and <text:s/>move download folder files according to their contents </text:span></text:span><text:span text:style-name="Strong_20_Emphasis"><text:span text:style-name="T41">and cataloging them to ease up accessibility.</text:span></text:span></text:p>
        </text:list-item>
      </text:list>
      <text:h text:style-name="Heading_20_3" text:outline-level="3"><text:span text:style-name="T52">ACQUAINTED-WITH </text:span><text:s/>TOOLS,<text:span text:style-name="T46">TECHNOLOGIES</text:span>, <text:span text:style-name="T45">AND STANDARDS</text:span></text:h>
      <text:p text:style-name="Text_20_body">(keywords grouped by topic's similarity)</text:p>
      <text:list xml:id="list3722700551" text:style-name="L16">
        <text:list-item>
          <text:p text:style-name="P15"><text:span text:style-name="T30">L</text:span><text:span text:style-name="T23">inux:</text:span> <text:s text:c="2"/>sh <text:s text:c="2"/>bash <text:s text:c="2"/>sed <text:s text:c="2"/>awk <text:s text:c="2"/>core-utilities <text:s text:c="2"/>bc <text:s text:c="2"/>grep <text:s text:c="2"/>syslog <text:s text:c="2"/>inotify <text:s text:c="2"/>crontab <text:s text:c="2"/>vi <text:s text:c="2"/>ed <text:s text:c="2"/>ex <text:s text:c="2"/>find <text:s text:c="2"/>pipes <text:s text:c="2"/>redirection <text:s text:c="2"/>POSIX</text:p>
        </text:list-item>
        <text:list-item>
          <text:p text:style-name="P15"><text:span text:style-name="T23">C:</text:span> <text:s text:c="2"/>gcc <text:s text:c="2"/>make <text:s text:c="2"/>emacs <text:s text:c="2"/>cpp <text:s text:c="2"/>IPC <text:s text:c="2"/>threads <text:s text:c="2"/>file-descriptors <text:s text:c="2"/>streams <text:s text:c="2"/>sockets <text:s text:c="2"/><text:span text:style-name="T45">unicode-</text:span>strings </text:p>
        </text:list-item>
        <text:list-item>
          <text:p text:style-name="P15"><text:span text:style-name="T30">P</text:span><text:span text:style-name="T23">ython:</text:span> <text:s text:c="2"/>django <text:s text:c="2"/>object-oriented <text:s text:c="2"/>itirators <text:s text:c="2"/>generators <text:s text:c="2"/>flask <text:s text:c="2"/>sql-alchemist</text:p>
        </text:list-item>
        <text:list-item>
          <text:p text:style-name="P15"><text:span text:style-name="T30">G</text:span><text:span text:style-name="T23">eneral </text:span><text:span text:style-name="T31">I</text:span><text:span text:style-name="T23">nterest:</text:span> <text:s text:c="2"/>assembly <text:s text:c="2"/>perl <text:s text:c="2"/>lisp <text:s text:c="2"/>schem</text:p>
        </text:list-item>
        <text:list-item>
          <text:p text:style-name="P15"><text:span text:style-name="T30">D</text:span><text:span text:style-name="T23">atabase: <text:s text:c="2"/></text:span>mysql <text:s/>postgres <text:s text:c="2"/>sqlite</text:p>
        </text:list-item>
        <text:list-item>
          <text:p text:style-name="P15"><text:span text:style-name="T30">W</text:span><text:span text:style-name="T23">eb:</text:span> <text:s text:c="2"/>XML <text:s text:c="2"/>CSS <text:s text:c="2"/>PHP <text:s text:c="2"/>JS</text:p>
        </text:list-item>
      </text:list>
      <text:h text:style-name="P27" text:outline-level="3">THIRD LANGUAGE</text:h>
      <text:list xml:id="list3820939316" text:style-name="L17">
        <text:list-item>
          <text:p text:style-name="P16">Japanese ( jlpt level 3: 2007)</text:p>
        </text:list-item>
      </text:list>
      <text:h text:style-name="Heading_20_3" text:outline-level="3">HOBBIES</text:h>
      <text:list xml:id="list342193605" text:style-name="L18">
        <text:list-item>
          <text:p text:style-name="P24"><text:span text:style-name="T51">R</text:span>eading</text:p>
        </text:list-item>
        <text:list-item>
          <text:p text:style-name="P24"><text:span text:style-name="T51">R</text:span>unning</text:p>
        </text:list-item>
        <text:list-item>
          <text:p text:style-name="P25">Writing</text:p>
        </text:list-item>
        <text:list-item>
          <text:p text:style-name="P24"><text:span text:style-name="T51">S</text:span>wimming</text:p>
        </text:list-item>
        <text:list-item>
          <text:p text:style-name="P24">lego</text:p>
        </text:list-item>
        <text:list-item>
          <text:p text:style-name="P24"><text:span text:style-name="T51">S</text:span>tuff <text:span text:style-name="T51">C</text:span>ollect<text:span text:style-name="T46">ing( Coins, Stamps, ...)</text:span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3:34:13.372180525</meta:creation-date>
    <dc:date>2020-01-21T11:56:21.600173035</dc:date>
    <meta:editing-duration>PT2H1M43S</meta:editing-duration>
    <meta:editing-cycles>45</meta:editing-cycles>
    <meta:generator>LibreOffice/6.0.3.2$Linux_x86 LibreOffice_project/00m0$Build-2</meta:generator>
    <meta:document-statistic meta:table-count="0" meta:image-count="0" meta:object-count="0" meta:page-count="3" meta:paragraph-count="56" meta:word-count="730" meta:character-count="5093" meta:non-whitespace-character-count="4293"/>
  </office:meta>
</office:document-meta>
</file>